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in" fo:margin-bottom="0.1965in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in" fo:margin-bottom="0.1965in" style:contextual-spacing="false"/>
    </style:style>
    <style:style style:name="P6" style:family="paragraph" style:parent-style-name="Preformatted_20_Text" style:list-style-name="L3">
      <style:paragraph-properties fo:margin-top="0in" fo:margin-bottom="0.1965in" style:contextual-spacing="false"/>
    </style:style>
    <style:style style:name="P7" style:family="paragraph" style:parent-style-name="Preformatted_20_Text" style:list-style-name="L4">
      <style:paragraph-properties fo:margin-top="0in" fo:margin-bottom="0.1965in" style:contextual-spacing="false"/>
    </style:style>
    <style:style style:name="P8" style:family="paragraph" style:parent-style-name="Preformatted_20_Text" style:list-style-name="L4">
      <style:paragraph-properties fo:margin-top="0in" fo:margin-bottom="0.1965in" style:contextual-spacing="false"/>
      <style:text-properties officeooo:paragraph-rsid="0016ea39"/>
    </style:style>
    <style:style style:name="P9" style:family="paragraph" style:parent-style-name="Preformatted_20_Text" style:list-style-name="L5">
      <style:paragraph-properties fo:margin-top="0in" fo:margin-bottom="0.1965in" style:contextual-spacing="false"/>
    </style:style>
    <style:style style:name="P10" style:family="paragraph" style:parent-style-name="Preformatted_20_Text" style:list-style-name="L5">
      <style:paragraph-properties fo:margin-top="0in" fo:margin-bottom="0.1965in" style:contextual-spacing="false"/>
      <style:text-properties officeooo:paragraph-rsid="00186b68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16ea39"/>
    </style:style>
    <style:style style:name="P12" style:family="paragraph" style:parent-style-name="Preformatted_20_Text">
      <style:text-properties fo:font-size="18pt" fo:font-weight="bold" officeooo:rsid="00180eb8" officeooo:paragraph-rsid="00180eb8" style:font-size-asian="15.75pt" style:font-weight-asian="bold" style:font-size-complex="18pt" style:font-weight-complex="bold"/>
    </style:style>
    <style:style style:name="P13" style:family="paragraph" style:parent-style-name="Preformatted_20_Text">
      <style:text-properties fo:font-size="10pt" fo:font-weight="normal" officeooo:rsid="00180eb8" officeooo:paragraph-rsid="00180eb8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186b68" officeooo:paragraph-rsid="00186b68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8f012" officeooo:paragraph-rsid="0018f012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19b566" officeooo:paragraph-rsid="0019b566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bold" officeooo:rsid="00180eb8" officeooo:paragraph-rsid="00180eb8" style:font-size-asian="8.75pt" style:font-weight-asian="bold" style:font-size-complex="10pt" style:font-weight-complex="bold"/>
    </style:style>
    <style:style style:name="P18" style:family="paragraph" style:parent-style-name="Preformatted_20_Text">
      <style:text-properties fo:font-size="10pt" fo:font-weight="bold" officeooo:rsid="00186b68" officeooo:paragraph-rsid="00186b68" style:font-size-asian="8.75pt" style:font-weight-asian="bold" style:font-size-complex="10pt" style:font-weight-complex="bold"/>
    </style:style>
    <style:style style:name="P19" style:family="paragraph" style:parent-style-name="Preformatted_20_Text">
      <style:text-properties fo:font-size="10pt" fo:font-weight="bold" officeooo:rsid="0018f012" officeooo:paragraph-rsid="0018f012" style:font-size-asian="8.75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style:contextual-spacing="false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22" style:family="paragraph" style:parent-style-name="Text_20_body" style:list-style-name="L1">
      <style:paragraph-properties fo:margin-top="0in" fo:margin-bottom="0in" style:contextual-spacing="false" fo:text-align="center" style:justify-single-word="fals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3">
      <style:paragraph-properties fo:margin-top="0in" fo:margin-bottom="0in" style:contextual-spacing="false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paragraph-properties fo:margin-top="0in" fo:margin-bottom="0in" style:contextual-spacing="false"/>
    </style:style>
    <style:style style:name="P30" style:family="paragraph" style:parent-style-name="Text_20_body" style:list-style-name="L4">
      <style:text-properties officeooo:paragraph-rsid="0016ea39"/>
    </style:style>
    <style:style style:name="P31" style:family="paragraph" style:parent-style-name="Text_20_body" style:list-style-name="L5"/>
    <style:style style:name="P32" style:family="paragraph" style:parent-style-name="Text_20_body" style:list-style-name="L4">
      <style:text-properties officeooo:rsid="0016ea39" officeooo:paragraph-rsid="0016ea39"/>
    </style:style>
    <style:style style:name="P33" style:family="paragraph" style:parent-style-name="Text_20_body" style:list-style-name="L5">
      <style:text-properties officeooo:rsid="0016ea39" officeooo:paragraph-rsid="0016ea39"/>
    </style:style>
    <style:style style:name="P34" style:family="paragraph">
      <style:paragraph-properties fo:text-align="center"/>
    </style:style>
    <style:style style:name="T1" style:family="text">
      <style:text-properties officeooo:rsid="0016ea39"/>
    </style:style>
    <style:style style:name="T2" style:family="text">
      <style:text-properties fo:font-weight="bold" officeooo:rsid="00186b68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1">$</text:span></text:span><text:span text:style-name="Source_20_Text"> sudo apt update and sudo apt upgrade </text:span></text:p>
      <text:p text:style-name="P1"><text:span text:style-name="Source_20_Text"><text:span text:style-name="T1">$ </text:span></text:span><text:span text:style-name="Source_20_Text">sudo apt install gnupg2 </text:span></text:p>
      <text:p text:style-name="Text_20_body">Once your system is up-to-date, we can proceed with the installation of MongoDB.</text:p>
      <text:h text:style-name="Heading_20_2" text:outline-level="2">Step 1: Installing MongoDB</text:h>
      <text:p text:style-name="P20">Installing MongoDB on Ubuntu is a relatively simple process. You can either install it using the Ubuntu package manager, or you can download it directly from the MongoDB website.</text:p>
      <text:p text:style-name="P21">ADVERTISEMENT</text:p>
      <text:section text:style-name="Sect1" text:name="google_ads_iframe_/22651645586/tecadmin.net_vli79679_1__container__">
        <text:p text:style-name="P20"><draw:frame draw:style-name="fr1" draw:name="Object1" text:anchor-type="as-char" svg:width="0.0161in" svg:height="0.0161in" draw:z-index="0"><draw:floating-frame xlink:href="https://0fbb0b7e34b5d39c01f02cfe43614e47.safeframe.googlesyndication.com/safeframe/1-0-40/html/container.html" xlink:type="simple" xlink:show="embed" xlink:actuate="onLoad"/></draw:frame></text:p>
      </text:section>
      <text:p text:style-name="Text_20_body"><draw:frame draw:style-name="fr1" draw:name="Object2" text:anchor-type="as-char" svg:width="0.1665in" svg:height="0.1665in" draw:z-index="1"><draw:floating-frame/></draw:frame></text:p>
      <text:p text:style-name="Text_20_body">The below steps will configure the official MongoDB PPA to your Ubuntu system and install it:</text:p>
      <text:list xml:id="list3495685539" text:style-name="L1">
        <text:list-item>
          <text:p text:style-name="P23">Import the MongoDB GPG key:</text:p>
          <text:p text:style-name="P2"><text:span text:style-name="Source_20_Text"><text:span text:style-name="T1">$</text:span></text:span><text:span text:style-name="Source_20_Text"> wget -nc https://www.mongodb.org/static/pgp/server-6.0.asc </text:span></text:p>
          <text:p text:style-name="P3"><text:span text:style-name="Source_20_Text">cat server-6.0.asc | gpg --dearmor | sudo tee /etc/apt/keyrings/mongodb.gpg &gt;/dev/null </text:span></text:p>
          <text:p text:style-name="P24">These commands will import the GPG key for the MongoDB repository, which is used to verify the authenticity of the packages in the repository.</text:p>
          <text:p text:style-name="P22">ADVERTISEMENT</text:p>
        </text:list-item>
      </text:list>
      <text:section text:style-name="Sect1" text:name="google_ads_iframe_/22651645586/tecadmin.net_vli79679_2__container__">
        <text:list xml:id="list124356396738474" text:continue-numbering="true" text:style-name="L1">
          <text:list-header>
            <text:p text:style-name="P24"><draw:frame draw:style-name="fr1" draw:name="Object3" text:anchor-type="as-char" svg:width="0.0161in" svg:height="0.0161in" draw:z-index="2"><draw:floating-frame xlink:href="https://0fbb0b7e34b5d39c01f02cfe43614e47.safeframe.googlesyndication.com/safeframe/1-0-40/html/container.html" xlink:type="simple" xlink:show="embed" xlink:actuate="onLoad"/></draw:frame></text:p>
          </text:list-header>
        </text:list>
      </text:section>
      <text:list xml:id="list124356968371999" text:continue-numbering="true" text:style-name="L1">
        <text:list-header>
          <text:p text:style-name="P23"><draw:frame draw:style-name="fr1" draw:name="Object4" text:anchor-type="as-char" svg:width="0.1665in" svg:height="0.1665in" draw:z-index="3"><draw:floating-frame/></draw:frame></text:p>
        </text:list-header>
        <text:list-item>
          <text:p text:style-name="P23">Add the MongoDB repository to your system’s package manager:</text:p>
          <text:p text:style-name="P3"><text:span text:style-name="Source_20_Text"><text:span text:style-name="T1">$ </text:span></text:span><text:span text:style-name="Source_20_Text">sudo sh -c 'echo "deb [ arch=amd64,arm64 signed-by=/etc/apt/keyrings/mongodb.gpg] https://repo.mongodb.org/apt/ubuntu jammy/mongodb-org/6.0 multiverse" &gt;&gt; /etc/apt/sources.list.d/mongo.list' </text:span></text:p>
          <text:p text:style-name="P23">This command will add the MongoDB repository to the list of repositories in your system’s package manager.</text:p>
        </text:list-item>
        <text:list-item>
          <text:p text:style-name="P23">Update the list of available packages:</text:p>
          <text:p text:style-name="P3"><text:span text:style-name="Source_20_Text"><text:span text:style-name="T1">$ </text:span></text:span><text:span text:style-name="Source_20_Text">sudo apt update </text:span></text:p>
          <text:p text:style-name="P23">This command will update the list of available packages to include the packages in the MongoDB repository.</text:p>
        </text:list-item>
        <text:list-item>
          <text:p text:style-name="P23">Install MongoDB:</text:p>
          <text:p text:style-name="P3"><text:span text:style-name="Source_20_Text"><text:span text:style-name="T1">$ </text:span></text:span><text:span text:style-name="Source_20_Text">sudo apt install mongodb-org </text:span></text:p>
          <text:p text:style-name="P23">This command will install the latest stable version of MongoDB from the MongoDB repository.</text:p>
        </text:list-item>
        <text:list-item>
          <text:p text:style-name="P23">Start the MongoDB service:</text:p>
          <text:p text:style-name="P3"><text:span text:style-name="Source_20_Text"><text:span text:style-name="T1">$ </text:span></text:span><text:span text:style-name="Source_20_Text">sudo systemctl start mongod <text:s/></text:span></text:p>
          <text:p text:style-name="P23">This command will start the MongoDB service.</text:p>
        </text:list-item>
      </text:list>
      <text:p text:style-name="Text_20_body"><text:soft-page-break/>The above steps will successfully install MongoDB on a Ubuntu system.</text:p>
      <text:p text:style-name="Text_20_body">Next, it is important to enabling authentication for the MongoDB database. This will require users to enter a username and password in order to access the database. Without authentication enabled, anyone with access to the server would be able to view and modify the data in the database.</text:p>
      <text:h text:style-name="Heading_20_2" text:outline-level="2">Step 2: Securing MongoDB with a Password</text:h>
      <text:p text:style-name="Text_20_body">By default, MongoDB does not require a password to access the database. However, it is recommended to set a password to secure the database and prevent unauthorized access.</text:p>
      <text:p text:style-name="Text_20_body">To set a password for MongoDB, follow these steps:</text:p>
      <text:list xml:id="list2876801399" text:style-name="L2">
        <text:list-item>
          <text:p text:style-name="P25">Connect to the MongoDB shell:</text:p>
          <text:p text:style-name="P5"><text:span text:style-name="Source_20_Text"><text:span text:style-name="T1">$ </text:span></text:span><text:span text:style-name="Source_20_Text">mongosh </text:span></text:p>
          <text:p text:style-name="P25">This command will open the MongoDB shell, which is a command-line interface for interacting with the database.</text:p>
        </text:list-item>
        <text:list-item>
          <text:p text:style-name="P25">Switch to the admin database:</text:p>
          <text:p text:style-name="P5"><text:span text:style-name="Source_20_Text"><text:span text:style-name="T1">test&gt; </text:span></text:span><text:span text:style-name="Source_20_Text">use admin </text:span></text:p>
          <text:p text:style-name="P25">This command will switch to the <text:span text:style-name="Source_20_Text">`admin`</text:span> database, which is used to manage the users and roles in the database.</text:p>
          <text:p text:style-name="P4"><text:span text:style-name="Source_20_Text"><text:span text:style-name="T1">Admin&gt; </text:span></text:span><text:span text:style-name="Source_20_Text">db.createUser({</text:span></text:p>
          <text:p text:style-name="P4"><text:span text:style-name="Source_20_Text"><text:s text:c="2"/>user: "admin",</text:span></text:p>
          <text:p text:style-name="P4"><text:span text:style-name="Source_20_Text"><text:s text:c="2"/>pwd: "password",</text:span></text:p>
          <text:p text:style-name="P4"><text:span text:style-name="Source_20_Text"><text:s text:c="2"/>roles: [ { role: "root", db: "admin" } ]</text:span></text:p>
          <text:p text:style-name="P5"><text:span text:style-name="Source_20_Text">}) </text:span></text:p>
          <text:p text:style-name="P25">Replace <text:span text:style-name="Source_20_Text">`admin`</text:span> and <text:span text:style-name="Source_20_Text">`password`</text:span> with the desired username and password for the new user. This command will create a new user with the `<text:span text:style-name="Source_20_Text">root`</text:span> role in the <text:span text:style-name="Source_20_Text">`admin`</text:span> database. The root role has full access to all database resources and functions.</text:p>
        </text:list-item>
        <text:list-item>
          <text:p text:style-name="P25">Exit the MongoDB shell:</text:p>
          <text:p text:style-name="P5"><text:span text:style-name="Source_20_Text"><text:span text:style-name="T1">Admin&gt; </text:span></text:span><text:span text:style-name="Source_20_Text">exit </text:span></text:p>
        </text:list-item>
      </text:list>
      <text:h text:style-name="Heading_20_2" text:outline-level="2">Step 3: Enabling Authentication</text:h>
      <text:p text:style-name="Text_20_body">By default, MongoDB does not require authentication to access the database. However, it is recommended to enable authentication to secure the database and prevent unauthorized access.</text:p>
      <text:p text:style-name="Text_20_body">To enable authentication for MongoDB, follow these steps:</text:p>
      <text:list xml:id="list1256078215" text:style-name="L3">
        <text:list-item>
          <text:p text:style-name="P26">Edit the MongoDB configuration file:</text:p>
          <text:p text:style-name="P6"><text:span text:style-name="Source_20_Text">sudo nano /etc/mongod.conf </text:span></text:p>
          <text:p text:style-name="P26"><text:soft-page-break/>This command will open the MongoDB configuration file in the Nano text editor.</text:p>
        </text:list-item>
        <text:list-item>
          <text:p text:style-name="P26">Find the security section in the configuration file and add the following lines:</text:p>
          <text:p text:style-name="P26">This will enable the authorization feature for MongoDB, which requires users to authenticate with a username and password to access the database.</text:p>
        </text:list-item>
        <text:list-item>
          <text:p text:style-name="P27">Save the changes and exit the text editor.</text:p>
        </text:list-item>
        <text:list-item>
          <text:p text:style-name="P26">Restart the MongoDB service:</text:p>
          <text:p text:style-name="P6"><text:span text:style-name="Source_20_Text">sudo systemctl restart mongod </text:span></text:p>
          <text:p text:style-name="P26">This command will apply the changes to the MongoDB configuration and restart the service.</text:p>
        </text:list-item>
      </text:list>
      <text:h text:style-name="Heading_20_2" text:outline-level="2">Step 4: Restricting Access to MongoDB</text:h>
      <text:p text:style-name="Text_20_body">By default, MongoDB allows connections from any IP address. However, it is recommended to restrict access to the database to specific IP addresses or ranges to improve security.</text:p>
      <text:p text:style-name="Text_20_body">To restrict access to MongoDB, follow these steps:</text:p>
      <text:list xml:id="list869445297" text:style-name="L4">
        <text:list-item>
          <text:p text:style-name="P28">Edit the MongoDB configuration file:</text:p>
          <text:p text:style-name="P8"><text:span text:style-name="Source_20_Text">sudo nano /etc/mongod.conf <text:s text:c="64"/></text:span></text:p>
          <text:p text:style-name="P8"><text:span text:style-name="Source_20_Text"># mongod.conf</text:span></text:p>
          <text:p text:style-name="P8"><text:span text:style-name="Source_20_Text"/></text:p>
          <text:p text:style-name="P8"><text:span text:style-name="Source_20_Text"># for documentation of all options, see:</text:span></text:p>
          <text:p text:style-name="P8"><text:span text:style-name="Source_20_Text"># <text:s text:c="2"/>http://docs.mongodb.org/manual/reference/configuration-options/</text:span></text:p>
          <text:p text:style-name="P8"><text:span text:style-name="Source_20_Text"/></text:p>
          <text:p text:style-name="P8"><text:span text:style-name="Source_20_Text"># Where and how to store data.</text:span></text:p>
          <text:p text:style-name="P8"><text:span text:style-name="Source_20_Text">storage:</text:span></text:p>
          <text:p text:style-name="P8"><text:span text:style-name="Source_20_Text"><text:s text:c="2"/>dbPath: /var/lib/mongodb</text:span></text:p>
          <text:p text:style-name="P8"><text:span text:style-name="Source_20_Text"># <text:s/>engine:</text:span></text:p>
          <text:p text:style-name="P8"><text:span text:style-name="Source_20_Text"># <text:s/>wiredTiger:</text:span></text:p>
          <text:p text:style-name="P8"><text:span text:style-name="Source_20_Text"/></text:p>
          <text:p text:style-name="P8"><text:span text:style-name="Source_20_Text"># where to write logging data.</text:span></text:p>
          <text:p text:style-name="P8"><text:span text:style-name="Source_20_Text">systemLog:</text:span></text:p>
          <text:p text:style-name="P8"><text:span text:style-name="Source_20_Text"><text:s text:c="2"/>destination: file</text:span></text:p>
          <text:p text:style-name="P8"><text:soft-page-break/><text:span text:style-name="Source_20_Text"><text:s text:c="2"/>logAppend: true</text:span></text:p>
          <text:p text:style-name="P8"><text:span text:style-name="Source_20_Text"><text:s text:c="2"/>path: /var/log/mongodb/mongod.log</text:span></text:p>
          <text:p text:style-name="P8"><text:span text:style-name="Source_20_Text"/></text:p>
          <text:p text:style-name="P8"><text:span text:style-name="Source_20_Text"># network interfaces</text:span></text:p>
          <text:p text:style-name="P8"><text:span text:style-name="Source_20_Text">net:</text:span></text:p>
          <text:p text:style-name="P8"><text:span text:style-name="Source_20_Text"><text:s text:c="2"/>port: 27017</text:span></text:p>
          <text:p text:style-name="P8"><text:span text:style-name="Source_20_Text"><text:s text:c="2"/>bindIp: 0.0.0.0</text:span></text:p>
          <text:p text:style-name="P8"><text:span text:style-name="Source_20_Text"/></text:p>
          <text:p text:style-name="P8"/>
          <text:p text:style-name="P8"><text:span text:style-name="Source_20_Text"># how the process runs</text:span></text:p>
          <text:p text:style-name="P8"><text:span text:style-name="Source_20_Text">processManagement:</text:span></text:p>
          <text:p text:style-name="P8"><text:span text:style-name="Source_20_Text"><text:s text:c="2"/>timeZoneInfo: /usr/share/zoneinfo</text:span></text:p>
          <text:p text:style-name="P8"><text:span text:style-name="Source_20_Text"/></text:p>
          <text:p text:style-name="P8"><text:span text:style-name="Source_20_Text">security:</text:span></text:p>
          <text:p text:style-name="P8"><text:span text:style-name="Source_20_Text"><text:s text:c="2"/>authorization: enabled</text:span></text:p>
          <text:p text:style-name="P8"><text:span text:style-name="Source_20_Text">#operationProfiling: <text:s/></text:span></text:p>
          <text:p text:style-name="P8"><text:span text:style-name="Source_20_Text"><text:s/></text:span></text:p>
        </text:list-item>
      </text:list>
      <text:p text:style-name="P11"><text:span text:style-name="Source_20_Text"/></text:p>
      <text:list xml:id="list124356447761390" text:continue-numbering="true" text:style-name="L4">
        <text:list-header>
          <text:p text:style-name="P28">This command will open the MongoDB configuration file in the Nano text editor.</text:p>
        </text:list-header>
        <text:list-item>
          <text:p text:style-name="P30">Find the net section in the configuration file and add the following lines:</text:p>
        </text:list-item>
        <text:list-item>
          <text:p text:style-name="P30">Replace <text:span text:style-name="T1">0.0.0.0</text:span> with the desired IP addresses or ranges to allow. This will restrict access to the database to the specified IP addresses or ranges.</text:p>
        </text:list-item>
        <text:list-item>
          <text:p text:style-name="P32">Security enable this</text:p>
        </text:list-item>
        <text:list-item>
          <text:p text:style-name="P29">Save the changes and exit the text editor.</text:p>
        </text:list-item>
        <text:list-item>
          <text:p text:style-name="P28">Restart the MongoDB service:</text:p>
          <text:p text:style-name="P7"><text:span text:style-name="Source_20_Text">sudo systemctl restart mongod </text:span></text:p>
          <text:p text:style-name="P28">This command will apply the changes to the MongoDB configuration and restart the service.</text:p>
        </text:list-item>
      </text:list>
      <text:h text:style-name="Heading_20_2" text:outline-level="2"><text:soft-page-break/>Step 5: Opening Firewall Port (UFW)</text:h>
      <text:p text:style-name="Text_20_body">To open the MongoDB port (27017) in the firewall on a system running ufw, follow these steps:</text:p>
      <text:list xml:id="list139137699" text:style-name="L5">
        <text:list-item>
          <text:p text:style-name="P31">Check the status of the firewall:</text:p>
          <text:p text:style-name="P9"><text:span text:style-name="Source_20_Text"><text:span text:style-name="T1">$ </text:span></text:span><text:span text:style-name="Source_20_Text">sudo ufw status </text:span></text:p>
          <text:p text:style-name="P31">This command will show the current status of the firewall. If the firewall is not active, you will need to start it before you can open the MongoDB port.</text:p>
        </text:list-item>
        <text:list-item>
          <text:p text:style-name="P31">If the firewall is not active, start it by running the following command:</text:p>
          <text:p text:style-name="P9"><text:span text:style-name="Source_20_Text"><text:span text:style-name="T1">$ </text:span></text:span><text:span text:style-name="Source_20_Text">sudo ufw enable </text:span></text:p>
          <text:p text:style-name="P31">This command will enable the firewall and allow incoming connections to the system.</text:p>
        </text:list-item>
        <text:list-item>
          <text:p text:style-name="P31">Open the MongoDB port in the firewall:</text:p>
          <text:p text:style-name="P9"><text:span text:style-name="Source_20_Text"><text:span text:style-name="T1">$ </text:span></text:span><text:span text:style-name="Source_20_Text">sudo ufw allow 27017 </text:span></text:p>
          <text:p text:style-name="P33">$ sudo ufw allow from 149.71.32.53 to any port 27017</text:p>
        </text:list-item>
        <text:list-item>
          <text:p text:style-name="P31">This command will open the MongoDB port (27017) in the firewall and allow incoming connections to the port.</text:p>
        </text:list-item>
        <text:list-item>
          <text:p text:style-name="P31">Check the list of open ports to verify that the MongoDB port is open:</text:p>
          <text:p text:style-name="P9"><text:span text:style-name="Source_20_Text"><text:span text:style-name="T1">$ </text:span></text:span><text:span text:style-name="Source_20_Text">sudo ufw status </text:span></text:p>
        </text:list-item>
        <text:list-item>
          <text:p text:style-name="P10"><text:span text:style-name="Source_20_Text"><text:span text:style-name="T2">check port running:</text:span></text:span></text:p>
          <text:p text:style-name="P10"><text:span text:style-name="Source_20_Text"><text:span text:style-name="T2">$ sudo lsof -i | grep 27017</text:span></text:span></text:p>
          <text:p text:style-name="P10"><text:span text:style-name="Source_20_Text"><text:span text:style-name="T2">mongod <text:s text:c="3"/>144573 <text:s text:c="8"/>mongodb <text:s text:c="2"/>14u <text:s/>IPv4 <text:s/>552452 <text:s text:c="5"/>0t0 <text:s/>TCP *:27017 (LISTEN)</text:span></text:span></text:p>
        </text:list-item>
      </text:list>
      <text:p text:style-name="P12">Add public ip in iptable:</text:p>
      <text:p text:style-name="P13"/>
      <text:p text:style-name="P13">$ ip addr show</text:p>
      <text:p text:style-name="P13">1: lo: &lt;LOOPBACK,UP,LOWER_UP&gt; mtu 65536 qdisc noqueue state UNKNOWN group default qlen 1000</text:p>
      <text:p text:style-name="P13"><text:s text:c="4"/>link/loopback 00:00:00:00:00:00 brd 00:00:00:00:00:00</text:p>
      <text:p text:style-name="P13"><text:s text:c="4"/>inet 127.0.0.1/8 scope host lo</text:p>
      <text:p text:style-name="P13"><text:s text:c="7"/>valid_lft forever preferred_lft forever</text:p>
      <text:p text:style-name="P13"><text:s text:c="4"/>inet6 ::1/128 scope host </text:p>
      <text:p text:style-name="P13"><text:s text:c="7"/>valid_lft forever preferred_lft forever</text:p>
      <text:p text:style-name="P13">2: enp0s31f6: &lt;NO-CARRIER,BROADCAST,MULTICAST,UP&gt; mtu 1500 qdisc fq_codel state DOWN group default qlen 1000</text:p>
      <text:p text:style-name="P13"><text:s text:c="4"/>link/ether d4:81:d7:e6:18:86 brd ff:ff:ff:ff:ff:ff</text:p>
      <text:p text:style-name="P13">3: wlp1s0: &lt;BROADCAST,MULTICAST,UP,LOWER_UP&gt; mtu 1500 qdisc noqueue state UP group default qlen 1000</text:p>
      <text:p text:style-name="P13"><text:s text:c="4"/>link/ether 14:ab:c5:dc:71:fc brd ff:ff:ff:ff:ff:ff</text:p>
      <text:p text:style-name="P13"><text:s text:c="4"/>inet 10.10.5.185/24 brd 10.10.5.255 scope global dynamic noprefixroute wlp1s0</text:p>
      <text:p text:style-name="P13"><text:s text:c="7"/>valid_lft 515sec preferred_lft 515sec</text:p>
      <text:p text:style-name="P13"><text:s text:c="4"/>inet6 fe80::cd94:1cec:1bb3:ba4a/64 scope link noprefixroute </text:p>
      <text:p text:style-name="P13"><text:soft-page-break/><text:s text:c="7"/>valid_lft forever preferred_lft forever</text:p>
      <text:p text:style-name="P13"/>
      <text:p text:style-name="P17">my network interface name is <text:s/>enp0s31f6</text:p>
      <text:p text:style-name="P17"/>
      <text:p text:style-name="P17">Add ip in iptable</text:p>
      <text:p text:style-name="P13">$ sudo ip address add 149.71.32.53/24 dev enp0s31f6 </text:p>
      <text:p text:style-name="P14">$</text:p>
      <text:p text:style-name="P18"/>
      <text:p text:style-name="P18">Check public ip in iptables:</text:p>
      <text:p text:style-name="P14"/>
      <text:p text:style-name="P14">$ ip addr show</text:p>
      <text:p text:style-name="P14">1: lo: &lt;LOOPBACK,UP,LOWER_UP&gt; mtu 65536 qdisc noqueue state UNKNOWN group default qlen 1000</text:p>
      <text:p text:style-name="P14"><text:s text:c="4"/>link/loopback 00:00:00:00:00:00 brd 00:00:00:00:00:00</text:p>
      <text:p text:style-name="P14"><text:s text:c="4"/>inet 127.0.0.1/8 scope host lo</text:p>
      <text:p text:style-name="P14"><text:s text:c="7"/>valid_lft forever preferred_lft forever</text:p>
      <text:p text:style-name="P14"><text:s text:c="4"/>inet6 ::1/128 scope host </text:p>
      <text:p text:style-name="P14"><text:s text:c="7"/>valid_lft forever preferred_lft forever</text:p>
      <text:p text:style-name="P14">2: enp0s31f6: &lt;NO-CARRIER,BROADCAST,MULTICAST,UP&gt; mtu 1500 qdisc fq_codel state DOWN group default qlen 1000</text:p>
      <text:p text:style-name="P14"><draw:line text:anchor-type="paragraph" draw:z-index="4" draw:name="Line 1" draw:style-name="gr1" draw:text-style-name="P34" svg:x1="-0.652in" svg:y1="0.1055in" svg:x2="0.7437in" svg:y2="0.189in"><text:p/></draw:line><text:s text:c="4"/>link/ether d4:81:d7:e6:18:86 brd ff:ff:ff:ff:ff:ff</text:p>
      <text:p text:style-name="P14"><text:s text:c="4"/>inet 149.71.32.53/24 scope global enp0s31f6</text:p>
      <text:p text:style-name="P14"><text:s text:c="7"/>valid_lft forever preferred_lft forever</text:p>
      <text:p text:style-name="P14">3: wlp1s0: &lt;BROADCAST,MULTICAST,UP,LOWER_UP&gt; mtu 1500 qdisc noqueue state UP group default qlen 1000</text:p>
      <text:p text:style-name="P14"><text:s text:c="4"/>link/ether 14:ab:c5:dc:71:fc brd ff:ff:ff:ff:ff:ff</text:p>
      <text:p text:style-name="P14"><text:s text:c="4"/>inet 10.10.5.185/24 brd 10.10.5.255 scope global dynamic noprefixroute wlp1s0</text:p>
      <text:p text:style-name="P14"><text:s text:c="7"/>valid_lft 569sec preferred_lft 569sec</text:p>
      <text:p text:style-name="P14"><text:s text:c="4"/>inet6 fe80::cd94:1cec:1bb3:ba4a/64 scope link noprefixroute </text:p>
      <text:p text:style-name="P14"><text:s text:c="7"/>valid_lft forever preferred_lft forever</text:p>
      <text:p text:style-name="P18"/>
      <text:p text:style-name="P19">And setup ip on hosts file in ubuntu22.04</text:p>
      <text:p text:style-name="P19"/>
      <text:p text:style-name="P15">$ sudo nano /<text:span text:style-name="T3">etc/</text:span><text:span text:style-name="T4">hosts</text:span></text:p>
      <text:p text:style-name="P18"/>
      <text:p text:style-name="P14">10.10.5.185 <text:s text:c="4"/>claudghazni.online</text:p>
      <text:p text:style-name="P14">10.10.5.185 <text:s text:c="4"/>mail.claudghazni.online</text:p>
      <text:p text:style-name="P14"/>
      <text:p text:style-name="P14"># The following lines are desirable for IPv6 capable hosts</text:p>
      <text:p text:style-name="P14">::1 <text:s text:c="4"/>ip6-localhost ip6-loopback</text:p>
      <text:p text:style-name="P14">fe00::0 ip6-localnet</text:p>
      <text:p text:style-name="P14">ff00::0 ip6-mcastprefix</text:p>
      <text:p text:style-name="P14">ff02::1 ip6-allnodes</text:p>
      <text:p text:style-name="P14">ff02::2 ip6-allrouters</text:p>
      <text:p text:style-name="P18"/>
      <text:p text:style-name="P18"/>
      <text:p text:style-name="P18"/>
      <text:p text:style-name="P18"/>
      <text:p text:style-name="P18">Login mngodb start from public ip:</text:p>
      <text:p text:style-name="P14">$ mongosh mongodb:<text:a xlink:type="simple" xlink:href="mailto://rehan@149.71.32.53" text:style-name="Internet_20_link" text:visited-style-name="Visited_20_Internet_20_Link">//rehan@149.71.32.53</text:a>:27017</text:p>
      <text:p text:style-name="P14">Enter password: ********</text:p>
      <text:p text:style-name="P14">Current Mongosh Log ID:<text:tab/>64a7c0d9890eab110c2cf328</text:p>
      <text:p text:style-name="P14">Connecting to:<text:tab/><text:tab/>mongodb://&lt;credentials&gt;@149.71.32.53:27017/?directConnection=true&amp;appName=mongosh+1.10.1</text:p>
      <text:p text:style-name="P14">Using MongoDB:<text:tab/><text:tab/>6.0.7</text:p>
      <text:p text:style-name="P14">Using Mongosh:<text:tab/><text:tab/>1.10.1</text:p>
      <text:p text:style-name="P14"/>
      <text:p text:style-name="P14">For mongosh info see: https://docs.mongodb.com/mongodb-shell/</text:p>
      <text:p text:style-name="P14"/>
      <text:p text:style-name="P14"><text:soft-page-break/>------</text:p>
      <text:p text:style-name="P14"><text:s text:c="3"/>The server generated these startup warnings when booting</text:p>
      <text:p text:style-name="P14"><text:s text:c="3"/>2023-07-07T11:53:13.550+05:00: Using the XFS filesystem is strongly recommended with the WiredTiger storage engine. See http://dochub.mongodb.org/core/prodnotes-filesystem</text:p>
      <text:p text:style-name="P14">------</text:p>
      <text:p text:style-name="P14"/>
      <text:p text:style-name="P14">test&gt; show user</text:p>
      <text:p text:style-name="P14">MongoshInvalidInputError: [COMMON-10001] 'user' is not a valid argument for "show".</text:p>
      <text:p text:style-name="P14">test&gt; show users</text:p>
      <text:p text:style-name="P14">[]</text:p>
      <text:p text:style-name="P14">test&gt; use admin</text:p>
      <text:p text:style-name="P14">switched to db admin</text:p>
      <text:p text:style-name="P14">admin&gt; show users</text:p>
      <text:p text:style-name="P14">[</text:p>
      <text:p text:style-name="P14"><text:s text:c="2"/>{</text:p>
      <text:p text:style-name="P14"><text:s text:c="4"/>_id: 'admin.rehan',</text:p>
      <text:p text:style-name="P14"><text:s text:c="4"/>userId: new UUID("dd4497a9-7b36-4ec3-936f-7c3d9f7e12b4"),</text:p>
      <text:p text:style-name="P14"><text:s text:c="4"/>user: 'rehan',</text:p>
      <text:p text:style-name="P14"><text:s text:c="4"/>db: 'admin',</text:p>
      <text:p text:style-name="P14"><text:s text:c="4"/>roles: [ { role: 'root', db: 'admin' } ],</text:p>
      <text:p text:style-name="P14"><text:s text:c="4"/>mechanisms: [ 'SCRAM-SHA-1', 'SCRAM-SHA-256' ]</text:p>
      <text:p text:style-name="P14"><text:s text:c="2"/>}</text:p>
      <text:p text:style-name="P14">]</text:p>
      <text:p text:style-name="P14">admin&gt; exit</text:p>
      <text:p text:style-name="P16">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7T12:43:48.819618704</dc:date>
    <meta:editing-duration>PT27M37S</meta:editing-duration>
    <meta:editing-cycles>4</meta:editing-cycles>
    <meta:generator>LibreOffice/7.3.7.2$Linux_X86_64 LibreOffice_project/30$Build-2</meta:generator>
    <meta:document-statistic meta:table-count="0" meta:image-count="0" meta:object-count="4" meta:page-count="7" meta:paragraph-count="192" meta:word-count="1329" meta:character-count="9374" meta:non-whitespace-character-count="7943"/>
  </office:meta>
</office:document-meta>
</file>